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351400009698000054AB0433B3D38C11A429.svg" manifest:media-type="image/svg+xml"/>
  <manifest:file-entry manifest:full-path="Pictures/10000201000003AF00000212EF275237144D8A9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3.1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7.7000007629395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Dynamicznie czy statycznie?</text:span></text:p>
            <text:p/>
            <text:p><text:span text:style-name="T1">Nowości w Pythonie 3.5. 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Agenda<text:tab/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ynamicznie vs Statycznie</text:p>
              </text:list-item>
              <text:list-item>
                <text:p>__annotations__</text:p>
              </text:list-item>
              <text:list-item>
                <text:p>Type hints</text:p>
              </text:list-item>
              <text:list-item>
                <text:p>Import typing</text:p>
              </text:list-item>
              <text:list-item>
                <text:p>Narzędzia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Dynamicznie vs Statyczni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Dynamicznie:</text:p>
              </text:list-header>
              <text:list-item>
                <text:p>Duck typing</text:p>
              </text:list-item>
              <text:list-item>
                <text:p>Monkey patching<text:line-break/><text:line-break/><text:line-break/>Statycznie:</text:p>
              </text:list-item>
              <text:list-item>
                <text:p>Kompilator</text:p>
              </text:list-item>
              <text:list-item>
                <text:p>ctrl+spacja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__annotations__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def func(arg1: int, arg2: int) → None:</text:p>
                <text:list>
                  <text:list-header>
                    <text:p>print(“sum %s” % (arg1 + arg2))</text:p>
                  </text:list-header>
                </text:list>
                <text:p/>
                <text:p>print(func.__annotations__)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Type hints<text:tab/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EP 483 -- The Theory of Type Hints<text:tab/></text:p>
              </text:list-item>
              <text:list-item>
                <text:p>PEP 484 -- Type Hints</text:p>
                <text:p/>
                <text:p/>
              </text:list-item>
              <text:list-item>
                <text:p><text:span text:style-name="T2">Python will remain a dynamically typed language, and the authors have no desire to ever make type hints mandatory, even by convent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import typ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uple</text:p>
              </text:list-item>
              <text:list-item>
                <text:p>Any</text:p>
              </text:list-item>
              <text:list-item>
                <text:p>Union</text:p>
              </text:list-item>
              <text:list-item>
                <text:p>Callable</text:p>
              </text:list-item>
              <text:list-item>
                <text:p>Generic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Narzędzi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ylint – wciąż nie wspiera:(</text:p>
              </text:list-item>
              <text:list-item>
                <text:p>mypy-lang – tylko kod który został uruchomiony</text:p>
              </text:list-item>
              <text:list-item>
                <text:p>PyCharm – informacje w kodzie, ctrl+spacja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EF275237144D8A97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5T14:13:06.444000000</meta:creation-date>
    <dc:date>2016-04-25T16:48:10.338000000</dc:date>
    <meta:editing-duration>PT2H24M47S</meta:editing-duration>
    <meta:editing-cycles>16</meta:editing-cycles>
    <meta:generator>LibreOffice/5.1.2.2$Windows_x86 LibreOffice_project/d3bf12ecb743fc0d20e0be0c58ca359301eb705f</meta:generator>
    <meta:document-statistic meta:object-count="61"/>
  </office:meta>
</office:document-meta>
</file>